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E00000154F9386312B6C2798D.png" manifest:media-type="image/png"/>
  <manifest:file-entry manifest:full-path="Pictures/10000001000001F4000001F312FF24C03B95E2A9.png" manifest:media-type="image/png"/>
  <manifest:file-entry manifest:full-path="Pictures/100000010000032000000216ECB7F0AB1D4CE4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202310"/>
    </style:style>
    <style:style style:name="P2" style:family="paragraph" style:parent-style-name="Text_20_body">
      <style:text-properties fo:font-size="13pt" fo:font-weight="bold" officeooo:paragraph-rsid="00202310" style:font-size-asian="13pt" style:font-weight-asian="bold" style:font-size-complex="13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draw:style-name="fr1" draw:name="Image1" text:anchor-type="char" svg:x="3.568cm" svg:y="-1.252cm" svg:width="9.918cm" svg:height="6.62cm" draw:z-index="0"><draw:image xlink:href="Pictures/100000010000032000000216ECB7F0AB1D4CE4BE.png" xlink:type="simple" xlink:show="embed" xlink:actuate="onLoad" draw:mime-type="image/png"/></draw:frame><draw:frame draw:style-name="fr1" draw:name="Image2" text:anchor-type="char" svg:x="4.484cm" svg:y="6.304cm" svg:width="8.214cm" svg:height="8.199cm" draw:z-index="1"><draw:image xlink:href="Pictures/10000001000001F4000001F312FF24C03B95E2A9.png" xlink:type="simple" xlink:show="embed" xlink:actuate="onLoad" draw:mime-type="image/png"/></draw:frame><draw:frame draw:style-name="fr1" draw:name="Image3" text:anchor-type="char" svg:x="1.984cm" svg:y="15.501cm" svg:width="13.494cm" svg:height="8.996cm" draw:z-index="2"><draw:image xlink:href="Pictures/10000001000001FE00000154F9386312B6C2798D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34:37.959812735</meta:creation-date>
    <dc:date>2024-07-31T01:20:13.170747854</dc:date>
    <meta:editing-duration>PT52M18S</meta:editing-duration>
    <meta:editing-cycles>4</meta:editing-cycles>
    <meta:generator>LibreOffice/7.3.7.2$Linux_X86_64 LibreOffice_project/30$Build-2</meta:generator>
    <meta:print-date>2024-07-31T01:18:41.225358599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